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81d41a"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4" office:value-type="string" calcext:value-type="string">
            <text:p>INVOLUCRO</text:p>
          </table:table-cell>
          <table:table-cell table:style-name="ce4" office:value-type="string" calcext:value-type="string">
            <text:p>QTD</text:p>
          </table:table-cell>
          <table:table-cell table:style-name="ce4" office:value-type="string" calcext:value-type="string">
            <text:p>Gaveta</text:p>
          </table:table-cell>
          <table:table-cell table:style-name="ce4" office:value-type="string" calcext:value-type="string">
            <text:p>FAMILIA</text:p>
          </table:table-cell>
          <table:table-cell table:style-name="ce6" office:value-type="string" calcext:value-type="string">
            <text:p>Part</text:p>
          </table:table-cell>
          <table:table-cell table:style-name="ce8" office:value-type="string" calcext:value-type="string">
            <text:p>INVOLUCRO</text:p>
          </table:table-cell>
          <table:table-cell table:style-name="ce8" office:value-type="string" calcext:value-type="string">
            <text:p>QTD</text:p>
          </table:table-cell>
          <table:table-cell table:style-name="ce8" office:value-type="string" calcext:value-type="string">
            <text:p>Gaveta</text:p>
          </table:table-cell>
          <table:table-cell table:style-name="ce8" office:value-type="string" calcext:value-type="string">
            <text:p>FAMILIA</text:p>
          </table:table-cell>
        </table:table-row>
        <table:table-row table:style-name="ro1">
          <table:table-cell table:style-name="ce2" office:value-type="string" calcext:value-type="string">
            <text:p>SN7400 N74S00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00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58" calcext:value-type="float">
            <text:p>58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S02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00</text:p>
          </table:table-cell>
          <table:table-cell table:style-name="ce9" office:value-type="string" calcext:value-type="string">
            <text:p>SM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8" calcext:value-type="float">
            <text:p>58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S03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D5]+1" office:value-type="float" office:value="2" calcext:value-type="float">
            <text:p>2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04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9" calcext:value-type="float">
            <text:p>59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S04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[.D6]+1" office:value-type="float" office:value="3" calcext:value-type="float">
            <text:p>3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LS08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S05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14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1" calcext:value-type="float">
            <text:p>61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S07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7]+1" office:value-type="float" office:value="4" calcext:value-type="float">
            <text:p>4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14</text:p>
          </table:table-cell>
          <table:table-cell table:style-name="ce9" office:value-type="string" calcext:value-type="string">
            <text:p>SM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1" calcext:value-type="float">
            <text:p>61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S10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[.D9]+1" office:value-type="float" office:value="5" calcext:value-type="float">
            <text:p>5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32P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2" calcext:value-type="float">
            <text:p>62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S11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10]+1" office:value-type="float" office:value="6" calcext:value-type="float">
            <text:p>6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74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3" calcext:value-type="float">
            <text:p>63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14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86N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I11]+1" office:value-type="float" office:value="64" calcext:value-type="float">
            <text:p>64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17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.D11]+1" office:value-type="float" office:value="7" calcext:value-type="float">
            <text:p>7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126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I12]+1" office:value-type="float" office:value="65" calcext:value-type="float">
            <text:p>65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S20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[.D13]+1" office:value-type="float" office:value="8" calcext:value-type="float">
            <text:p>8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138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formula="of:=[.I13]+1" office:value-type="float" office:value="66" calcext:value-type="float">
            <text:p>66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LS27 SN7427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[.D14]+1" office:value-type="float" office:value="9" calcext:value-type="float">
            <text:p>9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139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[.I14]+1" office:value-type="float" office:value="67" calcext:value-type="float">
            <text:p>67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LS30 74H30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[.D15]+1" office:value-type="float" office:value="10" calcext:value-type="float">
            <text:p>10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151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I15]+1" office:value-type="float" office:value="68" calcext:value-type="float">
            <text:p>68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S32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D16]+1" office:value-type="float" office:value="11" calcext:value-type="float">
            <text:p>11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LS157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I16]+1" office:value-type="float" office:value="69" calcext:value-type="float">
            <text:p>69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37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17]+1" office:value-type="float" office:value="12" calcext:value-type="float">
            <text:p>12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166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I17]+1" office:value-type="float" office:value="70" calcext:value-type="float">
            <text:p>70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38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.D18]+1" office:value-type="float" office:value="13" calcext:value-type="float">
            <text:p>13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192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I18]+1" office:value-type="float" office:value="71" calcext:value-type="float">
            <text:p>71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45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[.D19]+1" office:value-type="float" office:value="14" calcext:value-type="float">
            <text:p>14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245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formula="of:=[.I19]+1" office:value-type="float" office:value="72" calcext:value-type="float">
            <text:p>72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H52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20]+1" office:value-type="float" office:value="15" calcext:value-type="float">
            <text:p>15</text:p>
          </table:table-cell>
          <table:table-cell table:style-name="ce5" office:value-type="string" calcext:value-type="string">
            <text:p>TTL_S_LS</text:p>
          </table:table-cell>
          <table:table-cell table:style-name="ce7" office:value-type="string" calcext:value-type="string">
            <text:p>74HC573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.I20]+1" office:value-type="float" office:value="73" calcext:value-type="float">
            <text:p>73</text:p>
          </table:table-cell>
          <table:table-cell table:style-name="ce7" office:value-type="string" calcext:value-type="string">
            <text:p>TTL_HC</text:p>
          </table:table-cell>
        </table:table-row>
        <table:table-row table:style-name="ro1">
          <table:table-cell table:style-name="ce2" office:value-type="string" calcext:value-type="string">
            <text:p>SN74H54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21]+1" office:value-type="float" office:value="16" calcext:value-type="float">
            <text:p>16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51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2]+1" office:value-type="float" office:value="17" calcext:value-type="float">
            <text:p>17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64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74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[.D23]+1" office:value-type="float" office:value="18" calcext:value-type="float">
            <text:p>18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85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25]+1" office:value-type="float" office:value="19" calcext:value-type="float">
            <text:p>19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86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90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26]+1" office:value-type="float" office:value="20" calcext:value-type="float">
            <text:p>20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93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07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[.D28]+1" office:value-type="float" office:value="21" calcext:value-type="float">
            <text:p>21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112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D30]+1" office:value-type="float" office:value="22" calcext:value-type="float">
            <text:p>22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21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26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1]+1" office:value-type="float" office:value="23" calcext:value-type="float">
            <text:p>23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32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33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3]+1" office:value-type="float" office:value="24" calcext:value-type="float">
            <text:p>24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38J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39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35]+1" office:value-type="float" office:value="25" calcext:value-type="float">
            <text:p>25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40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37]+1" office:value-type="float" office:value="26" calcext:value-type="float">
            <text:p>26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48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D38]+1" office:value-type="float" office:value="27" calcext:value-type="float">
            <text:p>27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50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9]+1" office:value-type="float" office:value="28" calcext:value-type="float">
            <text:p>28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51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53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D40]+1" office:value-type="float" office:value="29" calcext:value-type="float">
            <text:p>29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55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42]+1" office:value-type="float" office:value="30" calcext:value-type="float">
            <text:p>30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57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61J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43]+1" office:value-type="float" office:value="31" calcext:value-type="float">
            <text:p>31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163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45]+1" office:value-type="float" office:value="32" calcext:value-type="float">
            <text:p>32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164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D46]+1" office:value-type="float" office:value="33" calcext:value-type="float">
            <text:p>33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169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74S165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[.D47]+1" office:value-type="float" office:value="34" calcext:value-type="float">
            <text:p>34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74173J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49]+1" office:value-type="float" office:value="35" calcext:value-type="float">
            <text:p>35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74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50]+1" office:value-type="float" office:value="36" calcext:value-type="float">
            <text:p>36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175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[.D51]+1" office:value-type="float" office:value="37" calcext:value-type="float">
            <text:p>37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80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52]+1" office:value-type="float" office:value="38" calcext:value-type="float">
            <text:p>38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81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93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195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[.D53]+1" office:value-type="float" office:value="39" calcext:value-type="float">
            <text:p>39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240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[.D56]+1" office:value-type="float" office:value="40" calcext:value-type="float">
            <text:p>40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241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57]+1" office:value-type="float" office:value="41" calcext:value-type="float">
            <text:p>41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LS244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.D58]+1" office:value-type="float" office:value="42" calcext:value-type="float">
            <text:p>42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LS245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[.D59]+1" office:value-type="float" office:value="43" calcext:value-type="float">
            <text:p>43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251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[.D60]+1" office:value-type="float" office:value="44" calcext:value-type="float">
            <text:p>44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258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61]+1" office:value-type="float" office:value="45" calcext:value-type="float">
            <text:p>45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260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62]+1" office:value-type="float" office:value="46" calcext:value-type="float">
            <text:p>46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273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[.D63]+1" office:value-type="float" office:value="47" calcext:value-type="float">
            <text:p>47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276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64]+1" office:value-type="float" office:value="48" calcext:value-type="float">
            <text:p>48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283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[.D65]+1" office:value-type="float" office:value="49" calcext:value-type="float">
            <text:p>49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74298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66]+1" office:value-type="float" office:value="50" calcext:value-type="float">
            <text:p>50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366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[.D67]+1" office:value-type="float" office:value="51" calcext:value-type="float">
            <text:p>51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367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68]+1" office:value-type="float" office:value="52" calcext:value-type="float">
            <text:p>52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373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D69]+1" office:value-type="float" office:value="53" calcext:value-type="float">
            <text:p>53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374J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[.D70]+1" office:value-type="float" office:value="54" calcext:value-type="float">
            <text:p>54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S377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[.D71]+1" office:value-type="float" office:value="55" calcext:value-type="float">
            <text:p>55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LS390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LS393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72]+1" office:value-type="float" office:value="56" calcext:value-type="float">
            <text:p>56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AS804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N74LS670N</text:p>
          </table:table-cell>
          <table:table-cell table:style-name="ce5" office:value-type="string" calcext:value-type="string">
            <text:p>DIP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D74]+1" office:value-type="float" office:value="57" calcext:value-type="float">
            <text:p>57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HIPS TTL Mix</text:p>
          </table:table-cell>
          <table:table-cell table:style-name="ce5" office:value-type="string" calcext:value-type="string">
            <text:p>DIP</text:p>
          </table:table-cell>
          <table:table-cell table:style-name="ce5"/>
          <table:table-cell table:style-name="ce5" table:formula="of:=[.D76]+1" office:value-type="float" office:value="58" calcext:value-type="float">
            <text:p>58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HIPS ANAL. Mix</text:p>
          </table:table-cell>
          <table:table-cell table:style-name="ce5" office:value-type="string" calcext:value-type="string">
            <text:p>DIP</text:p>
          </table:table-cell>
          <table:table-cell table:style-name="ce5"/>
          <table:table-cell table:style-name="ce5" table:formula="of:=[.D77]+1" office:value-type="float" office:value="59" calcext:value-type="float">
            <text:p>59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ÓRIAS DRAM</text:p>
          </table:table-cell>
          <table:table-cell table:style-name="ce5" office:value-type="string" calcext:value-type="string">
            <text:p>DIP</text:p>
          </table:table-cell>
          <table:table-cell table:style-name="ce5"/>
          <table:table-cell table:style-name="ce5" table:formula="of:=[.D78]+1" office:value-type="float" office:value="60" calcext:value-type="float">
            <text:p>60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PRONS BIOS</text:p>
          </table:table-cell>
          <table:table-cell table:style-name="ce5" office:value-type="string" calcext:value-type="string">
            <text:p>DIP</text:p>
          </table:table-cell>
          <table:table-cell table:style-name="ce5"/>
          <table:table-cell table:style-name="ce5" table:formula="of:=[.D79]+1" office:value-type="float" office:value="61" calcext:value-type="float">
            <text:p>61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IVRE</text:p>
          </table:table-cell>
          <table:table-cell table:style-name="ce5" office:value-type="string" calcext:value-type="string">
            <text:p>DIP</text:p>
          </table:table-cell>
          <table:table-cell table:style-name="ce5"/>
          <table:table-cell table:style-name="ce5" table:formula="of:=[.D80]+1" office:value-type="float" office:value="62" calcext:value-type="float">
            <text:p>62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IVRE</text:p>
          </table:table-cell>
          <table:table-cell table:style-name="ce5" office:value-type="string" calcext:value-type="string">
            <text:p>DIP</text:p>
          </table:table-cell>
          <table:table-cell table:style-name="ce5"/>
          <table:table-cell table:style-name="ce5" table:formula="of:=[.D81]+1" office:value-type="float" office:value="63" calcext:value-type="float">
            <text:p>63</text:p>
          </table:table-cell>
          <table:table-cell table:style-name="ce5" office:value-type="string" calcext:value-type="string">
            <text:p>TTL_S_LS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104849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5:28:59.384603354</meta:creation-date>
    <dc:date>2024-08-31T21:50:46.706610869</dc:date>
    <meta:editing-duration>PT5H57M13S</meta:editing-duration>
    <meta:editing-cycles>92</meta:editing-cycles>
    <meta:generator>LibreOffice/24.2.5.2$Linux_X86_64 LibreOffice_project/420$Build-2</meta:generator>
    <meta:document-statistic meta:table-count="1" meta:cell-count="492" meta:object-count="0"/>
  </office:meta>
</office:document-meta>
</file>